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ableTask.checkCompleting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ableTask.setResultValue( @ Nullable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ableListenableFutur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Task.setExceptionResult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ableTask.d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ableListenableFuture.interrup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tableListenableFuture.get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.cancel( boolean mayInterruptIfRunn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ableListenableFuture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.setException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ableListenableFuture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.addCallback( SuccessCallback &lt; ? super T &gt; successCallback , FailureCallback failure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.set( @ Nullable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.addCallback( ListenableFutureCallback &lt; ? super 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ListenableFuture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ableTask.Settabl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